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e4c4" fo:min-height="0.721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c0c0c0" svg:stroke-linecap="butt" draw:fill="none" fo:min-height="0.396cm"/>
      <style:paragraph-properties style:writing-mode="lr-tb"/>
    </style:style>
    <style:style style:name="gr3" style:family="graphic" style:parent-style-name="standard">
      <style:graphic-properties draw:stroke="solid" svg:stroke-color="#9acd32" draw:fill="none" fo:min-height="0.721cm"/>
      <style:paragraph-properties style:writing-mode="lr-tb"/>
    </style:style>
    <style:style style:name="gr4" style:family="graphic" style:parent-style-name="objectwithoutfill">
      <style:graphic-properties svg:stroke-color="#9acd32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dash" draw:stroke-dash="Dash_20__28_Rounded_29_" svg:stroke-color="#c9211e" svg:stroke-linecap="round" draw:fill="none" fo:min-height="0.721cm"/>
      <style:paragraph-properties style:writing-mode="lr-tb"/>
    </style:style>
    <style:style style:name="gr6" style:family="graphic" style:parent-style-name="standard">
      <style:graphic-properties draw:stroke="dash" draw:stroke-dash="Dash_20__28_Rounded_29_" svg:stroke-color="#c9211e" svg:stroke-linecap="round" draw:fill="none" fo:min-height="1.337cm"/>
      <style:paragraph-properties style:writing-mode="lr-tb"/>
    </style:style>
    <style:style style:name="gr7" style:family="graphic" style:parent-style-name="standard">
      <style:graphic-properties draw:stroke="solid" draw:fill="solid" draw:fill-color="#ffe4c4" fo:min-height="0.713cm"/>
      <style:paragraph-properties style:writing-mode="lr-tb"/>
    </style:style>
    <style:style style:name="gr8" style:family="graphic" style:parent-style-name="standard">
      <style:graphic-properties draw:stroke="dash" draw:stroke-dash="Double_20_Dash" svg:stroke-color="#c0c0c0" svg:stroke-linecap="butt" draw:fill="none" fo:min-height="0.385cm"/>
      <style:paragraph-properties style:writing-mode="lr-tb"/>
    </style:style>
    <style:style style:name="gr9" style:family="graphic" style:parent-style-name="standard">
      <style:graphic-properties draw:stroke="dash" draw:stroke-dash="Double_20_Dash" svg:stroke-color="#c0c0c0" svg:stroke-linecap="butt" draw:fill="none" fo:min-height="0.395cm"/>
      <style:paragraph-properties style:writing-mode="lr-tb"/>
    </style:style>
    <style:style style:name="gr10" style:family="graphic" style:parent-style-name="objectwithoutfill">
      <style:graphic-properties draw:stroke="dash" draw:stroke-dash="Dash" svg:stroke-color="#c9211e" svg:stroke-linecap="butt" draw:fill="none" draw:textarea-vertical-align="middle"/>
    </style:style>
    <style:style style:name="P1" style:family="paragraph">
      <style:paragraph-properties fo:margin-top="0.42cm" fo:margin-bottom="0.35cm"/>
      <style:text-properties fo:font-size="16pt" style:font-size-asian="16pt" style:font-size-complex="16pt"/>
    </style:style>
    <style:style style:name="P2" style:family="paragraph">
      <loext:graphic-properties draw:fill="solid" draw:fill-color="#ffe4c4"/>
      <style:paragraph-properties fo:margin-top="0.42cm" fo:margin-bottom="0.35cm"/>
      <style:text-properties fo:font-size="16pt" style:font-size-asian="16pt" style:font-size-complex="16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solid" draw:fill-color="#ffe4c4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837cm" svg:height="0.971cm" svg:x="10.53cm" svg:y="9.237cm">
          <draw:text-box>
            <text:p text:style-name="P1"><text:span text:style-name="T1">http://www.wikidata.org/entity/Q8692</text:span></text:p>
          </draw:text-box>
        </draw:frame>
        <draw:frame draw:style-name="gr2" draw:text-style-name="P4" draw:layer="layout" svg:width="1.27cm" svg:height="0.646cm" svg:x="20.049cm" svg:y="8.598cm">
          <draw:text-box>
            <text:p text:style-name="P3">URI</text:p>
          </draw:text-box>
        </draw:frame>
        <draw:frame draw:style-name="gr3" draw:text-style-name="P5" draw:layer="layout" svg:width="3.487cm" svg:height="0.971cm" svg:x="1.317cm" svg:y="9.226cm">
          <draw:text-box>
            <text:p text:style-name="P1"><text:span text:style-name="T1">HTTP GET</text:span></text:p>
          </draw:text-box>
        </draw:frame>
        <draw:line draw:style-name="gr4" draw:text-style-name="P6" draw:layer="layout" svg:x1="4.809cm" svg:y1="9.562cm" svg:x2="10.525cm" svg:y2="9.561cm">
          <text:p/>
        </draw:line>
        <draw:frame draw:style-name="gr5" draw:text-style-name="P5" draw:layer="layout" svg:width="4.762cm" svg:height="0.971cm" svg:x="22.272cm" svg:y="9.226cm">
          <draw:text-box>
            <text:p text:style-name="P1"><text:span text:style-name="T1">Bilbao (</text:span><text:span text:style-name="T2">Entidad</text:span><text:span text:style-name="T1">)</text:span></text:p>
          </draw:text-box>
        </draw:frame>
        <draw:frame draw:style-name="gr6" draw:text-style-name="P5" draw:layer="layout" svg:width="5.08cm" svg:height="2.132cm" svg:x="22.272cm" svg:y="11.875cm">
          <draw:text-box>
            <text:p text:style-name="P1"><text:span text:style-name="T2">Documento</text:span><text:span text:style-name="T1"> que describe a bilbao (HTML)</text:span></text:p>
          </draw:text-box>
        </draw:frame>
        <draw:frame draw:style-name="gr7" draw:text-style-name="P8" draw:layer="layout" svg:width="9.552cm" svg:height="0.963cm" svg:x="10.524cm" svg:y="13.054cm">
          <draw:text-box>
            <text:p text:style-name="P7"><text:span text:style-name="T1">https://www.wikidata.org/wiki/Q8692</text:span></text:p>
          </draw:text-box>
        </draw:frame>
        <draw:frame draw:style-name="gr2" draw:text-style-name="P4" draw:layer="layout" svg:width="1.27cm" svg:height="0.646cm" svg:x="19.732cm" svg:y="12.419cm">
          <draw:text-box>
            <text:p text:style-name="P3">URL</text:p>
          </draw:text-box>
        </draw:frame>
        <draw:frame draw:style-name="gr6" draw:text-style-name="P5" draw:layer="layout" svg:width="5.08cm" svg:height="2.132cm" svg:x="22.272cm" svg:y="5.434cm">
          <draw:text-box>
            <text:p text:style-name="P1"><text:span text:style-name="T2">Datos</text:span><text:span text:style-name="T1"> que decriben a Bilbao (JSON-LD)</text:span></text:p>
          </draw:text-box>
        </draw:frame>
        <draw:frame draw:style-name="gr8" draw:text-style-name="P4" draw:layer="layout" svg:width="3.175cm" svg:height="0.645cm" svg:x="5.127cm" svg:y="9.879cm">
          <draw:text-box>
            <text:p text:style-name="P3">Accept: text/html</text:p>
          </draw:text-box>
        </draw:frame>
        <draw:frame draw:style-name="gr9" draw:text-style-name="P4" draw:layer="layout" svg:width="4.763cm" svg:height="0.645cm" svg:x="5.126cm" svg:y="8.609cm">
          <draw:text-box>
            <text:p text:style-name="P3">Accept: application/ld+json</text:p>
          </draw:text-box>
        </draw:frame>
        <draw:line draw:style-name="gr4" draw:text-style-name="P6" draw:layer="layout" svg:x1="15.922cm" svg:y1="10.197cm" svg:x2="15.922cm" svg:y2="13.054cm">
          <text:p/>
        </draw:line>
        <draw:line draw:style-name="gr4" draw:text-style-name="P6" draw:layer="layout" svg:x1="15.922cm" svg:y1="9.244cm" svg:x2="15.922cm" svg:y2="6.387cm">
          <text:p/>
        </draw:line>
        <draw:line draw:style-name="gr4" draw:text-style-name="P6" draw:layer="layout" svg:x1="10.524cm" svg:y1="13.372cm" svg:x2="4.809cm" svg:y2="13.372cm">
          <text:p/>
        </draw:line>
        <draw:line draw:style-name="gr4" draw:text-style-name="P6" draw:layer="layout" svg:x1="14.652cm" svg:y1="5.752cm" svg:x2="5.127cm" svg:y2="5.752cm">
          <text:p/>
        </draw:line>
        <draw:frame draw:style-name="gr7" draw:text-style-name="P8" draw:layer="layout" svg:width="3.202cm" svg:height="0.963cm" svg:x="14.625cm" svg:y="5.434cm">
          <draw:text-box>
            <text:p text:style-name="P7"><text:span text:style-name="T1">JSON-LD</text:span></text:p>
          </draw:text-box>
        </draw:frame>
        <draw:frame draw:style-name="gr9" draw:text-style-name="P4" draw:layer="layout" svg:width="2.223cm" svg:height="0.645cm" svg:x="16.239cm" svg:y="7.647cm">
          <draw:text-box>
            <text:p text:style-name="P3">HTTP 303</text:p>
          </draw:text-box>
        </draw:frame>
        <draw:frame draw:style-name="gr9" draw:text-style-name="P4" draw:layer="layout" svg:width="2.223cm" svg:height="0.645cm" svg:x="16.239cm" svg:y="11.457cm">
          <draw:text-box>
            <text:p text:style-name="P3">HTTP 303</text:p>
          </draw:text-box>
        </draw:frame>
        <draw:line draw:style-name="gr10" draw:text-style-name="P6" draw:layer="layout" svg:x1="17.827cm" svg:y1="5.752cm" svg:x2="22.272cm" svg:y2="5.752cm">
          <text:p/>
        </draw:line>
        <draw:line draw:style-name="gr10" draw:text-style-name="P6" draw:layer="layout" svg:x1="20.367cm" svg:y1="9.879cm" svg:x2="22.272cm" svg:y2="9.879cm">
          <text:p/>
        </draw:line>
        <draw:line draw:style-name="gr10" draw:text-style-name="P6" draw:layer="layout" svg:x1="20.049cm" svg:y1="13.372cm" svg:x2="22.272cm" svg:y2="13.3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5-02-25T15:32:13.363828589</dc:date>
    <meta:editing-duration>PT25M55S</meta:editing-duration>
    <meta:editing-cycles>8</meta:editing-cycles>
    <meta:generator>LibreOffice/7.3.7.2$Linux_X86_64 LibreOffice_project/30$Build-2</meta:generator>
    <meta:document-statistic meta:object-count="21"/>
  </office:meta>
</office:document-meta>
</file>